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IS-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197<text:span text:style-name="T1">(</text:span>c<text:span text:style-name="T1">)</text:span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216<text:span text:style-name="T1">(</text:span>c<text:span text:style-name="T1">)</text:span>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215<text:span text:style-name="T1">(</text:span>c<text:span text:style-name="T1">)</text:span>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30<text:span text:style-name="T1">(</text:span>c<text:span text:style-name="T1">)</text:span>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4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-27.5" calcext:value-type="float">
            <text:p>-27.5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-36" calcext:value-type="float">
            <text:p>-36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4_15-53_app1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.96" calcext:value-type="float">
            <text:p>1.9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-232<text:span text:style-name="T1">(</text:span>c<text:span text:style-name="T1">)</text:span></text:p>
          </table:table-cell>
          <table:table-cell office:value-type="float" office:value="1.94" calcext:value-type="float">
            <text:p>1.94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4_15-56_app1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267<text:span text:style-name="T1">(</text:span>c<text:span text:style-name="T1">)</text:span></text:p>
          </table:table-cell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4_16-00_app1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301<text:span text:style-name="T1">(</text:span>c<text:span text:style-name="T1">)</text:span></text:p>
          </table:table-cell>
          <table:table-cell office:value-type="float" office:value="0.47" calcext:value-type="float">
            <text:p>0.47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7_11-33_app1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7_11-34_app1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7_11-35_app1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2:29:57.080513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5-07T12:53:43.026732789</dc:date>
    <meta:editing-duration>P17DT23H4M5S</meta:editing-duration>
    <meta:editing-cycles>56</meta:editing-cycles>
    <meta:generator>LibreOffice/5.1.6.2$Linux_X86_64 LibreOffice_project/10m0$Build-2</meta:generator>
    <meta:document-statistic meta:table-count="1" meta:cell-count="829" meta:object-count="0"/>
  </office:meta>
</office:document-meta>
</file>